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028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5.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TITLECONTAINS</text:p>
          </table:table-cell>
          <table:table-cell table:style-name="ce1" table:number-columns-repeated="2"/>
          <table:table-cell table:style-name="ce1" office:value-type="string">
            <text:p>TEST_DCP_DOCUMENTFILTER_TITLE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3">
          <table:table-cell table:style-name="ce6" office:value-type="string">
            <text:p>ORDER</text:p>
          </table:table-cell>
          <table:table-cell table:style-name="ce6" office:value-type="string">
            <text:p>TEST_DCP_DOCUMENTFILTER_TITLECONTAINS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table:number-columns-repeated="11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TITLECONTAINS</text:p>
          </table:table-cell>
          <table:table-cell table:style-name="ce3" office:value-type="string">
            <text:p>TITLECONTAINS_1</text:p>
          </table:table-cell>
          <table:table-cell table:style-name="ce3" table:number-columns-repeated="13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TITLECONTAINS</text:p>
          </table:table-cell>
          <table:table-cell table:style-name="ce3" office:value-type="string">
            <text:p>TITLECONTAINS_2</text:p>
          </table:table-cell>
          <table:table-cell table:style-name="ce3"/>
          <table:table-cell table:style-name="ce3" office:value-type="string">
            <text:p>Le petit cheval rouge</text:p>
          </table:table-cell>
          <table:table-cell table:style-name="ce3" table:number-columns-repeated="1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TITLECONTAINS</text:p>
          </table:table-cell>
          <table:table-cell table:style-name="ce3" office:value-type="string">
            <text:p>TITLECONTAINS_3</text:p>
          </table:table-cell>
          <table:table-cell table:style-name="ce3"/>
          <table:table-cell table:style-name="ce3" office:value-type="string">
            <text:p>Les chevaux de couleur Rouge.</text:p>
          </table:table-cell>
          <table:table-cell table:style-name="ce7"/>
          <table:table-cell table:style-name="ce3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TITLECONTAINS</text:p>
          </table:table-cell>
          <table:table-cell table:style-name="ce3" office:value-type="string">
            <text:p>TITLECONTAINS_4</text:p>
          </table:table-cell>
          <table:table-cell table:style-name="ce3"/>
          <table:table-cell table:style-name="ce3" office:value-type="string">
            <text:p>Éléphants hétérogènes</text:p>
          </table:table-cell>
          <table:table-cell table:style-name="ce3" table:number-columns-repeated="1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EST_DCP_DOCUMENTFILTER_TITLECONTAINS</text:p>
          </table:table-cell>
          <table:table-cell table:style-name="ce3" office:value-type="string">
            <text:p>TITLECONTAINS_5</text:p>
          </table:table-cell>
          <table:table-cell table:style-name="ce3"/>
          <table:table-cell table:style-name="ce3" office:value-type="string">
            <text:p>Les moutons de Panurge.</text:p>
          </table:table-cell>
          <table:table-cell table:style-name="ce3" table:number-columns-repeated="2"/>
          <table:table-cell table:style-name="ce8"/>
          <table:table-cell table:style-name="ce9"/>
          <table:table-cell table:style-name="ce3"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9">
          <table:table-cell table:style-name="ce3" table:number-columns-repeated="16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13:56:08</dc:date>
    <dc:creator>Jérôme Augé</dc:creator>
    <meta:generator>LibreOffice/3.5$Linux_X86_64 LibreOffice_project/350m1$Build-2</meta:generator>
    <meta:editing-duration>P2DT18H59M44S</meta:editing-duration>
    <meta:editing-cycles>112</meta:editing-cycles>
    <meta:document-statistic meta:table-count="2" meta:cell-count="77" meta:object-count="0"/>
  </office:meta>
</office:document-meta>
</file>